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480">
            <text:p>480</text:p>
          </table:table-cell>
          <table:table-cell office:value-type="float" office:value="205">
            <text:p>205</text:p>
          </table:table-cell>
          <table:table-cell table:number-columns-repeated="2"/>
          <table:table-cell>
            <draw:frame table:end-cell-address="Sheet1.N14" table:end-x="0.4232in" table:end-y="0.0524in" draw:z-index="0" draw:style-name="gr1" svg:width="8.3843in" svg:height="2.3547in" svg:x="0.0402in" svg:y="0in">
              <draw:object draw:notify-on-update-of-ranges="Sheet1.A1:Sheet1.A13 Sheet1.B1:Sheet1.B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20">
            <text:p>320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10">
            <text:p>410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70">
            <text:p>470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60">
            <text:p>560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50">
            <text:p>950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90">
            <text:p>1190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40">
            <text:p>164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>
            <draw:frame table:end-cell-address="Sheet1.L32" table:end-x="0.7917in" table:end-y="0.0315in" draw:z-index="1" draw:style-name="gr1" svg:width="7.1232in" svg:height="2.7504in" svg:x="0.7807in" svg:y="0.1146in">
              <draw:object draw:notify-on-update-of-ranges="Sheet1.A17:Sheet1.A29 Sheet1.B17:Sheet1.B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540-161" office:value-type="float" office:value="379">
            <text:p>379</text:p>
          </table:table-cell>
          <table:table-cell table:number-columns-repeated="3"/>
        </table:table-row>
        <table:table-row table:style-name="ro1">
          <table:table-cell office:value-type="float" office:value="440">
            <text:p>440</text:p>
          </table:table-cell>
          <table:table-cell table:formula="of:=519-146" office:value-type="float" office:value="373">
            <text:p>373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table:formula="of:=500-153" office:value-type="float" office:value="347">
            <text:p>347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table:formula="of:=498-183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table:formula="of:=492-198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table:formula="of:=471-203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table:formula="of:=463-224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formula="of:=455-238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table:formula="of:=431-240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formula="of:=419-253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412-272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396-282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383-294" office:value-type="float" office:value="89">
            <text:p>89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6">01/26/2011</text:date>, <text:time>17:1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Xavier rodrigueZ</meta:initial-creator>
    <meta:creation-date>2011-01-26T15:43:20</meta:creation-date>
    <dc:date>2011-01-26T17:17:05</dc:date>
    <dc:creator>Xavier rodrigueZ</dc:creator>
    <meta:editing-duration>PT01H33M46S</meta:editing-duration>
    <meta:editing-cycles>2</meta:editing-cycles>
    <meta:generator>OpenOffice.org/3.2$Linux OpenOffice.org_project/320m19$Build-9505</meta:generator>
    <meta:document-statistic meta:table-count="3" meta:cell-count="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ogarithmic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97cm" svg:height="5.982cm" xlink:href=".." chart:class="chart:scatter" chart:style-name="ch1">
        <chart:legend chart:legend-position="end" svg:x="16.756cm" svg:y="2.363cm" chart:style-name="ch2"/>
        <chart:plot-area chart:style-name="ch3" table:cell-range-address="Sheet1.A1:Sheet1.B13" svg:x="2.274cm" svg:y="0.358cm" svg:width="14.977cm" svg:height="5.62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3" chart:class="chart:scatter">
            <chart:domain table:cell-range-address="Sheet1.A1:Sheet1.A13"/>
            <chart:regression-curve chart:style-name="ch7">
              <chart:equation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0">
                <text:p text:id="Sheet1.A1:Sheet1.A13">480</text:p>
              </table:table-cell>
              <table:table-cell office:value-type="float" office:value="205">
                <text:p text:id="Sheet1.B1:Sheet1.B13">2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">
                <text:p>4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">
                <text:p>28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640">
                <text:p>16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94cm" svg:height="6.987cm" xlink:href=".." chart:class="chart:scatter" chart:style-name="ch1">
        <chart:legend chart:legend-position="end" svg:x="14.305cm" svg:y="2.865cm" chart:style-name="ch2"/>
        <chart:plot-area chart:style-name="ch3" table:cell-range-address="Sheet1.A17:Sheet1.B29" svg:x="2.35cm" svg:y="0.112cm" svg:width="12.726cm" svg:height="6.56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7:Sheet1.B29" chart:class="chart:scatter">
            <chart:domain table:cell-range-address="Sheet1.A17:Sheet1.A29"/>
            <chart:regression-curve chart:style-name="ch7">
              <chart:equation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0">
                <text:p text:id="Sheet1.A17:Sheet1.A29">480</text:p>
              </table:table-cell>
              <table:table-cell office:value-type="float" office:value="379">
                <text:p text:id="Sheet1.B17:Sheet1.B29">3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">
                <text:p>44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">
                <text:p>28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